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the sp json object (study programm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curriculum array</text:p>
          </table:table-cell>
          <table:table-cell office:value-type="string" calcext:value-type="string">
            <text:p>array containing the curriculums of the study progra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6"/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semesters of curriculu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um-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um-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semester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module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dule-code</text:p>
          </table:table-cell>
          <table:table-cell table:style-name="ce2" office:value-type="string" calcext:value-type="string">
            <text:p>semester array</text:p>
          </table:table-cell>
          <table:table-cell table:style-name="ce2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dule-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0:37:18.763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10T10:38:03.174000000</dc:date>
    <meta:editing-duration>PT4H34M26S</meta:editing-duration>
    <meta:editing-cycles>15</meta:editing-cycles>
    <meta:generator>LibreOffice/5.3.0.3$Windows_x86 LibreOffice_project/7074905676c47b82bbcfbea1aeefc84afe1c50e1</meta:generator>
    <meta:document-statistic meta:table-count="1" meta:cell-count="53" meta:object-count="0"/>
  </office:meta>
</office:document-meta>
</file>